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" style:family="paragraph" style:parent-style-name="Text_20_body">
      <style:text-properties style:font-name="WenQuanYi Micro Hei" fo:font-size="15pt" fo:font-weight="bold" officeooo:rsid="0001e625" officeooo:paragraph-rsid="0001e625" style:font-name-asian="WenQuanYi Micro Hei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WenQuanYi Micro Hei" fo:font-size="15pt" officeooo:rsid="0001e625" officeooo:paragraph-rsid="001a91b7" style:font-name-asian="WenQuanYi Micro Hei" style:font-size-asian="15pt" style:font-size-complex="15pt"/>
    </style:style>
    <style:style style:name="P5" style:family="paragraph" style:parent-style-name="Text_20_body"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6" style:family="paragraph" style:parent-style-name="Text_20_body">
      <style:text-properties style:font-name="WenQuanYi Micro Hei" fo:font-size="15pt" officeooo:rsid="0001e625" officeooo:paragraph-rsid="0021545e" style:font-name-asian="WenQuanYi Micro Hei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8" style:family="paragraph" style:parent-style-name="Text_20_body">
      <style:text-properties style:font-name="WenQuanYi Micro Hei" fo:font-size="15pt" officeooo:rsid="0001e625" officeooo:paragraph-rsid="002ebd22" style:font-name-asian="WenQuanYi Micro Hei" style:font-size-asian="15pt" style:font-size-complex="15pt"/>
    </style:style>
    <style:style style:name="P9" style:family="paragraph" style:parent-style-name="Text_20_body">
      <style:text-properties style:font-name="WenQuanYi Micro Hei" fo:font-size="15pt" officeooo:rsid="0001e625" officeooo:paragraph-rsid="000f2a06" style:font-name-asian="WenQuanYi Micro Hei" style:font-size-asian="15pt" style:font-size-complex="15pt"/>
    </style:style>
    <style:style style:name="P10" style:family="paragraph" style:parent-style-name="Text_20_body">
      <style:text-properties style:font-name="WenQuanYi Micro Hei" fo:font-size="15pt" officeooo:rsid="0001e625" officeooo:paragraph-rsid="00320d56" style:font-name-asian="WenQuanYi Micro Hei" style:font-size-asian="15pt" style:font-size-complex="15pt"/>
    </style:style>
    <style:style style:name="P11" style:family="paragraph" style:parent-style-name="Text_20_body">
      <style:text-properties style:font-name="WenQuanYi Micro Hei" fo:font-size="15pt" officeooo:rsid="0001e625" officeooo:paragraph-rsid="006551e7" style:font-name-asian="WenQuanYi Micro Hei" style:font-size-asian="15pt" style:font-size-complex="15pt"/>
    </style:style>
    <style:style style:name="P12" style:family="paragraph" style:parent-style-name="Text_20_body">
      <style:text-properties style:font-name="WenQuanYi Micro Hei" fo:font-size="15pt" officeooo:rsid="0001e625" officeooo:paragraph-rsid="00667462" style:font-name-asian="WenQuanYi Micro Hei" style:font-size-asian="15pt" style:font-size-complex="15pt"/>
    </style:style>
    <style:style style:name="P13" style:family="paragraph" style:parent-style-name="Text_20_body">
      <style:text-properties style:font-name="WenQuanYi Micro Hei" fo:font-size="15pt" officeooo:rsid="0001e625" officeooo:paragraph-rsid="006c137c" style:font-name-asian="WenQuanYi Micro Hei" style:font-size-asian="15pt" style:font-size-complex="15pt"/>
    </style:style>
    <style:style style:name="P14" style:family="paragraph" style:parent-style-name="Text_20_body">
      <style:text-properties style:font-name="WenQuanYi Micro Hei" fo:font-size="15pt" officeooo:rsid="000f2a06" officeooo:paragraph-rsid="000f2a06" style:font-name-asian="WenQuanYi Micro Hei" style:font-size-asian="15pt" style:font-size-complex="15pt"/>
    </style:style>
    <style:style style:name="P15" style:family="paragraph" style:parent-style-name="Text_20_body">
      <style:text-properties style:font-name="WenQuanYi Micro Hei" fo:font-size="15pt" officeooo:rsid="0001b15d" officeooo:paragraph-rsid="0001b15d" style:font-name-asian="WenQuanYi Micro Hei" style:font-size-asian="15pt" style:font-size-complex="15pt"/>
    </style:style>
    <style:style style:name="P16" style:family="paragraph" style:parent-style-name="Text_20_body"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17" style:family="paragraph" style:parent-style-name="Text_20_body">
      <style:text-properties style:font-name="WenQuanYi Micro Hei" fo:font-size="15pt" officeooo:paragraph-rsid="003f128f" style:font-name-asian="WenQuanYi Micro Hei" style:font-size-asian="15pt" style:font-size-complex="15pt"/>
    </style:style>
    <style:style style:name="P18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19" style:family="paragraph" style:parent-style-name="Text_20_body">
      <style:text-properties style:font-name="WenQuanYi Micro Hei" fo:font-size="15pt" officeooo:paragraph-rsid="0011da95" style:font-name-asian="WenQuanYi Micro Hei" style:font-size-asian="15pt" style:font-size-complex="15pt"/>
    </style:style>
    <style:style style:name="P20" style:family="paragraph" style:parent-style-name="Text_20_body">
      <style:text-properties style:font-name="WenQuanYi Micro Hei" fo:font-size="15pt" officeooo:paragraph-rsid="000f2a06" style:font-name-asian="WenQuanYi Micro Hei" style:font-size-asian="15pt" style:font-size-complex="15pt"/>
    </style:style>
    <style:style style:name="P21" style:family="paragraph" style:parent-style-name="Text_20_body">
      <style:text-properties style:font-name="WenQuanYi Micro Hei" fo:font-size="15pt" officeooo:paragraph-rsid="0043aa47" style:font-name-asian="WenQuanYi Micro Hei" style:font-size-asian="15pt" style:font-size-complex="15pt"/>
    </style:style>
    <style:style style:name="P22" style:family="paragraph" style:parent-style-name="Text_20_body">
      <style:text-properties style:font-name="WenQuanYi Micro Hei" fo:font-size="15pt" officeooo:paragraph-rsid="004a067c" style:font-name-asian="WenQuanYi Micro Hei" style:font-size-asian="15pt" style:font-size-complex="15pt"/>
    </style:style>
    <style:style style:name="P23" style:family="paragraph" style:parent-style-name="Text_20_body">
      <style:text-properties style:font-name="WenQuanYi Micro Hei" fo:font-size="15pt" officeooo:paragraph-rsid="005174b8" style:font-name-asian="WenQuanYi Micro Hei" style:font-size-asian="15pt" style:font-size-complex="15pt"/>
    </style:style>
    <style:style style:name="P24" style:family="paragraph" style:parent-style-name="Text_20_body">
      <style:text-properties style:font-name="WenQuanYi Micro Hei" fo:font-size="15pt" officeooo:paragraph-rsid="00558e32" style:font-name-asian="WenQuanYi Micro Hei" style:font-size-asian="15pt" style:font-size-complex="15pt"/>
    </style:style>
    <style:style style:name="P25" style:family="paragraph" style:parent-style-name="Text_20_body">
      <style:text-properties style:font-name="WenQuanYi Micro Hei" fo:font-size="15pt" officeooo:paragraph-rsid="0056f6aa" style:font-name-asian="WenQuanYi Micro Hei" style:font-size-asian="15pt" style:font-size-complex="15pt"/>
    </style:style>
    <style:style style:name="P26" style:family="paragraph" style:parent-style-name="Text_20_body">
      <style:text-properties style:font-name="WenQuanYi Micro Hei" fo:font-size="15pt" officeooo:paragraph-rsid="006edc0b" style:font-name-asian="WenQuanYi Micro Hei" style:font-size-asian="15pt" style:font-size-complex="15pt"/>
    </style:style>
    <style:style style:name="P27" style:family="paragraph" style:parent-style-name="Text_20_body">
      <style:text-properties style:font-name="WenQuanYi Micro Hei" fo:font-size="15pt" officeooo:paragraph-rsid="00732fc3" style:font-name-asian="WenQuanYi Micro Hei" style:font-size-asian="15pt" style:font-size-complex="15pt"/>
    </style:style>
    <style:style style:name="P28" style:family="paragraph" style:parent-style-name="Text_20_body">
      <style:text-properties style:font-name="WenQuanYi Micro Hei" fo:font-size="15pt" officeooo:paragraph-rsid="0074ab38" style:font-name-asian="WenQuanYi Micro Hei" style:font-size-asian="15pt" style:font-size-complex="15pt"/>
    </style:style>
    <style:style style:name="P29" style:family="paragraph" style:parent-style-name="Text_20_body">
      <style:paragraph-properties fo:break-before="page"/>
      <style:text-properties style:font-name="WenQuanYi Micro Hei" fo:font-size="15pt" officeooo:rsid="0001e625" officeooo:paragraph-rsid="001e5de4" style:font-name-asian="WenQuanYi Micro Hei" style:font-size-asian="15pt" style:font-size-complex="15pt"/>
    </style:style>
    <style:style style:name="P30" style:family="paragraph" style:parent-style-name="Text_20_body">
      <style:paragraph-properties fo:break-before="page"/>
      <style:text-properties style:font-name="WenQuanYi Micro Hei" fo:font-size="15pt" officeooo:rsid="0001e625" officeooo:paragraph-rsid="00262f61" style:font-name-asian="WenQuanYi Micro Hei" style:font-size-asian="15pt" style:font-size-complex="15pt"/>
    </style:style>
    <style:style style:name="P31" style:family="paragraph" style:parent-style-name="Text_20_body">
      <style:paragraph-properties fo:break-before="page"/>
      <style:text-properties style:font-name="WenQuanYi Micro Hei" fo:font-size="15pt" officeooo:rsid="0001e625" officeooo:paragraph-rsid="00311bb1" style:font-name-asian="WenQuanYi Micro Hei" style:font-size-asian="15pt" style:font-size-complex="15pt"/>
    </style:style>
    <style:style style:name="P32" style:family="paragraph" style:parent-style-name="Text_20_body">
      <style:paragraph-properties fo:break-before="page"/>
      <style:text-properties style:font-name="WenQuanYi Micro Hei" fo:font-size="15pt" officeooo:paragraph-rsid="00586d3b" style:font-name-asian="WenQuanYi Micro Hei" style:font-size-asian="15pt" style:font-size-complex="15pt"/>
    </style:style>
    <style:style style:name="P33" style:family="paragraph" style:parent-style-name="Text_20_body">
      <style:paragraph-properties fo:break-before="page"/>
      <style:text-properties style:font-name="WenQuanYi Micro Hei" fo:font-size="15pt" officeooo:paragraph-rsid="005cd842" style:font-name-asian="WenQuanYi Micro Hei" style:font-size-asian="15pt" style:font-size-complex="15pt"/>
    </style:style>
    <style:style style:name="P34" style:family="paragraph" style:parent-style-name="Footer">
      <style:text-properties style:font-name="WenQuanYi Micro Hei" fo:font-size="15pt" fo:font-weight="bold" officeooo:rsid="0001e625" officeooo:paragraph-rsid="00096345" style:font-name-asian="WenQuanYi Micro Hei" style:font-size-asian="15pt" style:font-weight-asian="bold" style:font-size-complex="15pt" style:font-weight-complex="bold"/>
    </style:style>
    <style:style style:name="P35" style:family="paragraph" style:parent-style-name="Footer">
      <style:text-properties style:font-name="WenQuanYi Micro Hei" fo:font-size="15pt" fo:font-weight="normal" officeooo:rsid="0001e625" officeooo:paragraph-rsid="00096345" style:font-name-asian="WenQuanYi Micro Hei" style:font-size-asian="15pt" style:font-weight-asian="normal" style:font-size-complex="15pt" style:font-weight-complex="normal"/>
    </style:style>
    <style:style style:name="P36" style:family="paragraph" style:parent-style-name="Footer">
      <style:text-properties style:font-name="WenQuanYi Micro Hei" fo:font-size="15pt" fo:font-weight="normal" officeooo:rsid="0008c926" officeooo:paragraph-rsid="00096345" style:font-name-asian="WenQuanYi Micro Hei" style:font-size-asian="15pt" style:font-weight-asian="normal" style:font-size-complex="15pt" style:font-weight-complex="normal"/>
    </style:style>
    <style:style style:name="P37" style:family="paragraph" style:parent-style-name="Text_20_body" style:list-style-name="L1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38" style:family="paragraph" style:parent-style-name="Text_20_body" style:list-style-name="L2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9" style:family="paragraph" style:parent-style-name="Text_20_body">
      <style:text-properties style:font-name="WenQuanYi Micro Hei" fo:font-size="15pt" officeooo:paragraph-rsid="0077c5f4" style:font-name-asian="WenQuanYi Micro Hei" style:font-size-asian="15pt" style:font-size-complex="15pt"/>
    </style:style>
    <style:style style:name="P40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41" style:family="paragraph" style:parent-style-name="Text_20_body">
      <style:text-properties style:font-name="WenQuanYi Micro Hei" fo:font-size="15pt" officeooo:paragraph-rsid="0077d0ad" style:font-name-asian="WenQuanYi Micro Hei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style:style style:name="T11" style:family="text">
      <style:text-properties officeooo:rsid="001ba4d4"/>
    </style:style>
    <style:style style:name="T12" style:family="text">
      <style:text-properties officeooo:rsid="0024ab42"/>
    </style:style>
    <style:style style:name="T13" style:family="text">
      <style:text-properties officeooo:rsid="00262f61"/>
    </style:style>
    <style:style style:name="T14" style:family="text">
      <style:text-properties officeooo:rsid="002e8c1c"/>
    </style:style>
    <style:style style:name="T15" style:family="text">
      <style:text-properties officeooo:rsid="002e8cbf"/>
    </style:style>
    <style:style style:name="T16" style:family="text">
      <style:text-properties officeooo:rsid="00301b16"/>
    </style:style>
    <style:style style:name="T17" style:family="text">
      <style:text-properties officeooo:rsid="0037dce8"/>
    </style:style>
    <style:style style:name="T18" style:family="text">
      <style:text-properties officeooo:rsid="003fa2b4"/>
    </style:style>
    <style:style style:name="T19" style:family="text">
      <style:text-properties officeooo:rsid="0043aa47"/>
    </style:style>
    <style:style style:name="T20" style:family="text">
      <style:text-properties officeooo:rsid="004628c1"/>
    </style:style>
    <style:style style:name="T21" style:family="text">
      <style:text-properties officeooo:rsid="0046dac8"/>
    </style:style>
    <style:style style:name="T22" style:family="text">
      <style:text-properties officeooo:rsid="004d82c4"/>
    </style:style>
    <style:style style:name="T23" style:family="text">
      <style:text-properties officeooo:rsid="004fd218"/>
    </style:style>
    <style:style style:name="T24" style:family="text">
      <style:text-properties officeooo:rsid="0053b2ea"/>
    </style:style>
    <style:style style:name="T25" style:family="text">
      <style:text-properties fo:background-color="#b2b2b2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5c29cf"/>
    </style:style>
    <style:style style:name="T28" style:family="text">
      <style:text-properties fo:background-color="#ddddd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允言老師合成文本</text:p>
      <text:p text:style-name="P35"/>
      <text:p text:style-name="P34"><text:span text:style-name="T4">允言老師ê論文「台語變調系統實作研究」有用著</text:span><text:span text:style-name="T5">17段文本，</text:span></text:p>
      <text:p text:style-name="P36"/>
      <text:p text:style-name="P2">希望這<text:span text:style-name="T3">17</text:span>段錄音稿ē-tàng來當做台語界論文實驗ê標準，</text:p>
      <text:p text:style-name="P1">需要照原作者ê文稿kah 允言老師ê本調標記。</text:p>
      <text:list xml:id="list2304366127" text:style-name="L1">
        <text:list-item>
          <text:p text:style-name="P37">有羅馬字ê就是beh唸ê文稿。</text:p>
        </text:list-item>
      </text:list>
      <text:list xml:id="list1343381951" text:style-name="L2">
        <text:list-item>
          <text:p text:style-name="P38"># 代表前一字唸本調</text:p>
        </text:list-item>
      </text:list>
      <text:p text:style-name="P3"/>
      <text:p text:style-name="P3">0612-<text:span text:style-name="T6">8段觀察文本</text:span></text:p>
      <text:p text:style-name="P2">1.</text:p>
      <text:p text:style-name="P4">「恁kiám無講，猶有四 ge̍h-ji̍t<text:span text:style-name="T1">#</text:span>，tsiū 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-ji̍t, tsiū siu-kuah ê sî kàu--mah? Guá kā lín kóng, gia̍h-ba̍k khuànn hn̂g í-king si̍k, thang kuah--lah.”<text:line-break/></text:p>
      <text:p text:style-name="P11">2.<text:line-break/>我若問遐<text:span text:style-name="T1">#</text:span>的兄弟<text:span text:style-name="T1">#</text:span>講。「恁有想欲閣轉來西部<text:span text:style-name="T1">#</text:span>ah-bô<text:span text:style-name="T1">#</text:span>？」𪜶講：「想<text:span text:style-name="T1">#</text:span>是<text:span text:style-name="T9">u</text:span>ē 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11">ah-bô <text:span text:style-name="T11">(</text:span>抑無, <text:span text:style-name="T11">ah唸再變調，口語調第1調)</text:span></text:p>
      <text:p text:style-name="P12"><text:soft-page-break/><text:span text:style-name="T9">u</text:span>ē （會，北部倚泉腔）</text:p>
      <text:p text:style-name="P29">3.<text:line-break/>到彼ē-àm <text:span text:style-name="T1">#</text:span>，oo-àm-mî <text:span text:style-name="T1">#</text:span>逼倚<text:span text:style-name="T1">#</text:span>，四圍<text:span text:style-name="T1">#</text:span>攏安靜<text:span text:style-name="T1">#</text:span>的時<text:span text:style-name="T1">#</text:span>，Má-lī 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Má-lī 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6">4.<text:line-break/>Má-lī <text:span text:style-name="T1">#</text:span>有時<text:span text:style-name="T1">#</text:span>著īng 雙手<text:span text:style-name="T1">#</text:span>來掩伊的目睭<text:span text:style-name="T1">#</text:span>，有時<text:span text:style-name="T1">#</text:span>窒密伊的耳空<text:span text:style-name="T1">#</text:span>，驚了看著sím-mi̍h <text:span text:style-name="T1">#</text:span>，聽著sím-mi̍h <text:span text:style-name="T1">#</text:span>。實在<text:span text:style-name="T1">#</text:span>Má-lī <text:span text:style-name="T1">#</text:span> suè-suè 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30">5.<text:line-break/>有一日<text:span text:style-name="T1">#</text:span>我佇kue-lōo <text:span text:style-name="T1">#</text:span><text:span text:style-name="T12">teh</text:span>行有拄著一个<text:span text:style-name="T1">#</text:span>細漢囡仔<text:span text:style-name="T1">#</text:span>兇兇走竄<text:span text:style-name="T1">#</text:span>kè <text:span text:style-name="T1">#</text:span>去。彼時<text:span text:style-name="T1">#</text:span>落雪<text:span text:style-name="T1">#</text:span>拄仔tsînn<text:span text:style-name="T1">#</text:span>、kue-lōo <text:span text:style-name="T1">#</text:span>溡溡<text:span text:style-name="T1">#</text:span>。彼个囡仔<text:span text:style-name="T1">#</text:span>無suè-jī <text:span text:style-name="T1">#</text:span>，<text:span text:style-name="T13">teh</text:span>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7"><text:line-break/>---台日大辭典(台文譯本)--<text:line-break/>tsînn [晴] 好天氣。</text:p>
      <text:p text:style-name="P5"/>
      <text:p text:style-name="P8">6.<text:line-break/>Kè 幾日<text:span text:style-name="T1">#</text:span>閣得著機會<text:span text:style-name="T1">#</text:span>通結謙遜<text:span text:style-name="T1">#</text:span>、溫柔<text:span text:style-name="T1">#</text:span>的ké-tsí <text:span text:style-name="T1">#</text:span>，就是我的查某囝<text:span text:style-name="T1">#</text:span>的頭家娘<text:span text:style-name="T1">#</text:span>閣來guán 兜<text:span text:style-name="T1">#</text:span>bāi<text:span text:style-name="T1">#</text:span>--<text:span text:style-name="T28">伊</text:span><text:span text:style-name="T14">(隨前變調)</text:span>。我想我著共伊hē 前日<text:span text:style-name="T1">#</text:span>所講<text:span text:style-name="T1">#</text:span>的毋著<text:span text:style-name="T1">#</text:span>，總是我真毋愛<text:span text:style-name="T1">#</text:span>，iáu-kú 我lōo-bé<text:span text:style-name="T1">#</text:span>共伊hē<text:span text:style-name="T1">#</text:span>。頭家娘<text:span text:style-name="T1">#</text:span>khuànn-kìnn 我án-ni 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<text:soft-page-break/>---台日大辭典(台文譯本)---<text:line-break/>bāi [覓] (1) 探訪。 (2) 走chhōe。 (3) 附tī動詞後表示試意。</text:p>
      <text:p text:style-name="P13">lōo-bé<text:tab/>[路尾]<text:tab/>(1)路ê尾端。 (2)結局，最後。<text:line-break/></text:p>
      <text:p text:style-name="P13"><text:span text:style-name="T28">伊</text:span><text:span text:style-name="T14">(隨前變調)<text:line-break/></text:span><text:span text:style-name="T28">hē</text:span><text:span text:style-name="T15">(</text:span>會<text:span text:style-name="T15">)</text:span></text:p>
      <text:p text:style-name="P31">7.<text:line-break/>外國人<text:span text:style-name="T1">#</text:span>呵咾咱的台灣<text:span text:style-name="T1">#</text:span>秀麗<text:span text:style-name="T1">#</text:span>；有影<text:span text:style-name="T1">#</text:span>，老實無tshò-gōo 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-ling<text:span text:style-name="T1">#</text:span>的山尖<text:span text:style-name="T1">#</text:span>的中間<text:span text:style-name="T1">#</text:span><text:span text:style-name="T16">teh</text:span>滾<text:span text:style-name="T16">teh</text:span>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 án-ni 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<text:span text:style-name="T16">teh</text:span>舞<text:span text:style-name="T1">#</text:span>、好聲<text:span text:style-name="T1">#</text:span>的蟲豸鳥隻<text:span text:style-name="T1">#</text:span><text:span text:style-name="T16">teh</text:span>啼<text:span text:style-name="T16">teh</text:span>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9"/>
      <text:p text:style-name="P9">---台日大辭典(台文譯本)---</text:p>
      <text:p text:style-name="P14">tó-lo̍h<text:tab/>[何落]<text:tab/>何處，何方。</text:p>
      <text:p text:style-name="P5"/>
      <text:p text:style-name="P10">8.<text:line-break/>親像án-ni 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tsiū 有山<text:span text:style-name="T1">#</text:span>、愛海<text:span text:style-name="T1">#</text:span>tsiū 有海<text:span text:style-name="T1">#</text:span>；欲熱<text:span text:style-name="T1">#</text:span>tsiū 有熱<text:span text:style-name="T1">#</text:span>、寒<text:span text:style-name="T1">#</text:span>tsiū 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īng-sim <text:span text:style-name="T1"># </text:span>ke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<text:soft-page-break/>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5"/>
      <text:p text:style-name="P15"/>
      <text:p text:style-name="P15">十項管見，蔡培火著，1924</text:p>
      <text:p text:style-name="P15">Tsa̍p Hāng Kuán-kiàn, Tshuà Puê-hué tù, it kiú jī sù</text:p>
      <text:p text:style-name="P15"/>
      <text:p text:style-name="P16">0705<text:span text:style-name="T7">-</text:span><text:span text:style-name="T8">9段試驗文本</text:span></text:p>
      <text:p text:style-name="P15">1.</text:p>
      <text:p text:style-name="P17">論寫白話字<text:span text:style-name="T1">#</text:span>較贏寫中國字<text:span text:style-name="T1">#</text:span>，tsiū 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buē-hiáu-tit <text:span text:style-name="T1">#</text:span>寫較深<text:span text:style-name="T1">#</text:span>的字<text:span text:style-name="T1">#</text:span>，抑攏buē-hiáu-tit <text:span text:style-name="T1">#</text:span>寫phue <text:span text:style-name="T1">#</text:span>；設使有時<text:span text:style-name="T1">#</text:span>寫批<text:span text:style-name="T1">#</text:span>，其中常<text:span text:style-name="T1"># </text:span>īng 土字<text:span text:style-name="T1">#</text:span>，攏無kué-seh <text:span text:style-name="T1">#</text:span>，予看phue <text:span text:style-name="T1">#</text:span>的人<text:span text:style-name="T1"># </text:span>buē <text:span text:style-name="T17">(袂)</text:span>明伊的意思<text:span text:style-name="T1">#</text:span>，<text:span text:style-name="T28">tsiū uē tshò-gōo</text:span> 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buē-hiáu-tit <text:span text:style-name="T1">#</text:span>，毋值著<text:span text:style-name="T1">#</text:span>寫白話字<text:span text:style-name="T1">#</text:span>的批<text:span text:style-name="T1">#</text:span>，逐句<text:span text:style-name="T1">#</text:span>分明攏buē tshò-gōo <text:span text:style-name="T1">#</text:span>，抑是kuē<text:span text:style-name="T1">#</text:span>寫<text:span text:style-name="T1">#</text:span>，人<text:span text:style-name="T1">#</text:span>若學寫<text:span text:style-name="T1">#</text:span>，檢采tsi̍t-ge̍h-ji̍t <text:span text:style-name="T1">#</text:span>，檢采幾若ge̍h-ji̍t <text:span text:style-name="T1">#</text:span>，不論ta-poo-lâng <text:span text:style-name="T1">#</text:span>，婦人人<text:span text:style-name="T1">#</text:span>，以及囡仔<text:span text:style-name="T1">#</text:span>，攏總uē-hiáu-tit <text:span text:style-name="T1">#</text:span>寫批<text:span text:style-name="T1">#</text:span>，閣所寫逐句<text:span text:style-name="T1">#</text:span>分明<text:span text:style-name="T1">#</text:span>，予看<text:span text:style-name="T18">phue</text:span><text:span text:style-name="T1">#</text:span>的人<text:span text:style-name="T1">#</text:span>一盡uē-hiáu-tit 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<text:soft-page-break/>put-lūn ta-poo-lâng, hū-jîn-lâng, í-ki̍p gín-á, lóng-tsóng uē-hiáu-tit siá phue, koh sóo-siá ta̍k-kù hun-bîng, hōo khuànn phue ê lâng it-tsīn uē hiáu-tit i ê sū, bián-tì tshò-gōo .<text:line-break/></text:p>
      <text:p text:style-name="P18"/>
      <text:p text:style-name="P19">論白話字ê利益，葉漢章牧師著，1885</text:p>
      <text:p text:style-name="P19">Lūn Pe̍h-uē-jī ê Lī-ik, Ia̍p Hàn-tsiong Bo̍k-su tù, 1885</text:p>
      <text:p text:style-name="P19"><text:line-break/>--- 台日大辭典(台文譯本)---<text:line-break/>kuē [快] (1) 姓。 (2) 容易。<text:line-break/>kué-seh [解說] 說明；解釋。</text:p>
      <text:p text:style-name="P26">tsiū uē tshò-gōo <text:span text:style-name="T17">(就會</text:span>錯誤<text:span text:style-name="T17">)</text:span></text:p>
      <text:p text:style-name="P19"/>
      <text:p text:style-name="P21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<text:span text:style-name="T28">sann-pí</text:span>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<text:span text:style-name="T19">teh</text:span>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18"/>
      <text:p text:style-name="P18">白話字ê利益，劉茂清著，1886</text:p>
      <text:p text:style-name="P18">Pe̍h-uē-jī ê Lī-ik, Lâu Bôo-tshing tù, 1886</text:p>
      <text:p text:style-name="P18"/>
      <text:p text:style-name="P27">sann-pí<text:span text:style-name="T19">(相比)</text:span></text:p>
      <text:p text:style-name="P18"/>
      <text:p text:style-name="P18"><text:soft-page-break/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百三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22"><text:span text:style-name="T2">4.</text:span><text:line-break/>佇東京<text:span text:style-name="T1">#</text:span>濟濟人<text:span text:style-name="T1"># </text:span><text:span text:style-name="T20">teh</text:span>議論𪜶城ni̍h<text:span text:style-name="T1">#</text:span>有遐爾大<text:span text:style-name="T1">#</text:span>擾亂<text:span text:style-name="T1">#</text:span>較大面<text:span text:style-name="T1">#</text:span>是<text:span text:style-name="T1">#</text:span>因為kíng-tshat 濫糝拔刀<text:span text:style-name="T1">#</text:span>去刣人<text:span text:style-name="T1">#</text:span>。所以<text:span text:style-name="T21">teh tsham-siâng </text:span>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m̄-kú 三立<text:span text:style-name="T1">#</text:span>的火藥庫<text:span text:style-name="T1">#</text:span>有發<text:span text:style-name="T1">#</text:span>火<text:span text:style-name="T1">#</text:span>，船<text:span text:style-name="T1">#</text:span>tsiū 黏牢佇海底<text:span text:style-name="T1">#</text:span>。死傷<text:span text:style-name="T1">#</text:span>的兵<text:span text:style-name="T1">#</text:span>真濟<text:span text:style-name="T1">#</text:span>，也<text:span text:style-name="T1">#</text:span>揣攏無sin-si <text:span text:style-name="T1">#</text:span>的有600名<text:span text:style-name="T1">#</text:span>。Iáu-buē <text:span text:style-name="T1">#</text:span>知起火<text:span text:style-name="T1">#</text:span>ê in-tuann 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18"/>
      <text:p text:style-name="P18">交戰ê消息，臺南府城教會報編輯室著，1905</text:p>
      <text:p text:style-name="P18">Kau-tsiàn ê Siau-sit, Tâi-lâm Hú-siânn Kàu-huē-pò Pian-tsi̍p-sik tù, 1905 </text:p>
      <text:p text:style-name="P18"><text:soft-page-break/></text:p>
      <text:p text:style-name="P39"><text:span text:style-name="T2">5.</text:span><text:line-break/>我一時<text:span text:style-name="T1">#</text:span>ka-kī 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tsiū 發烘<text:span text:style-name="T1">#</text:span>，大概<text:span text:style-name="T1">#</text:span>kánn 有紅紅<text:span text:style-name="T1">#</text:span>。Nā-sī 伊顛倒<text:span text:style-name="T1">#</text:span>是真大方<text:span text:style-name="T1">#</text:span>hāi-tsāi<text:span text:style-name="T1">#</text:span>。我一時<text:span text:style-name="T1">#</text:span>雖然<text:span text:style-name="T1">#</text:span>是真歹勢<text:span text:style-name="T1">#</text:span>，m̄-kú一見<text:span text:style-name="T1">#</text:span>對這<text:span text:style-name="T1">#</text:span>个女性若準<text:span text:style-name="T1">#</text:span>佇sím-mi̍h 所在<text:span text:style-name="T1">#</text:span>捌<text:span text:style-name="T1">#</text:span>看伊的面<text:span text:style-name="T1">#</text:span>，而且是真熟<text:span text:style-name="T1">#</text:span>，宛如<text:span text:style-name="T1">#</text:span>早捌sann-bat <text:span text:style-name="T22">(</text:span>相捌<text:span text:style-name="T22">)</text:span><text:span text:style-name="T1">#</text:span>的款式<text:span text:style-name="T1">#</text:span>。Nā-sī 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20"/>
      <text:p text:style-name="P20">--- 台日大辭典(台文譯本)---</text:p>
      <text:p text:style-name="P18">hāi-tsāi<text:tab/>[亥在]<text:tab/>老神在在，自在。</text:p>
      <text:p text:style-name="P41">Nā-sī <text:s/>[但是] <text:tab/>獨獨, 干但。</text:p>
      <text:p text:style-name="P18"/>
      <text:p text:style-name="P23"><text:span text:style-name="T2">6.</text:span><text:line-break/>隔幾若日<text:span text:style-name="T1">#</text:span>攏無接<text:span text:style-name="T1">#</text:span>著回<text:span text:style-name="T23">phue</text:span><text:span text:style-name="T1">#</text:span>，心<text:span text:style-name="T1">#</text:span>真著急<text:span text:style-name="T1">#</text:span>，時時等候<text:span text:style-name="T1">#</text:span>。忽然佇一<text:span text:style-name="T1">#</text:span>个<text:span text:style-name="T28">mńg-poo </text:span><text:span text:style-name="T1"># </text:span>pàng 課後<text:span text:style-name="T1">#</text:span>有郵差<text:span text:style-name="T1">#</text:span>提一張<text:span text:style-name="T1">#</text:span><text:span text:style-name="T23">phue</text:span>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--來tsiū 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án-ni 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18"/>
      <text:p text:style-name="P18"><text:soft-page-break/>疼你贏過通世間，賴仁聲著，1955</text:p>
      <text:p text:style-name="P18">Thiànn Lí Iânn Kè Thong Sè-kan, Luā Jîn-sing tù,1955</text:p>
      <text:p text:style-name="P18"/>
      <text:p text:style-name="P28">mńg-poo <text:span text:style-name="T23">(</text:span>晚晡<text:span text:style-name="T23">)</text:span></text:p>
      <text:p text:style-name="P18"/>
      <text:p text:style-name="P18"><text:span text:style-name="T2">7.</text:span><text:line-break/>「我只是綴你<text:span text:style-name="T24">teh</text:span>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18"/>
      <text:p text:style-name="P24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tshan-tshiūnn <text:span text:style-name="T1">#</text:span>來奉獻<text:span text:style-name="T1">#</text:span>ka-kī <text:span text:style-name="T1">#</text:span>。總是<text:span text:style-name="T1">#</text:span>，這陣<text:span text:style-name="T1">#</text:span>ka-kī <text:span text:style-name="T1">#</text:span>煞bê-sit 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24"/>
      <text:p text:style-name="P25"/>
      <text:p text:style-name="P33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án-ne <text:span text:style-name="T1">#</text:span>共gún 鼓勵過<text:span text:style-name="T1">#</text:span>，後擺<text:span text:style-name="T1">#</text:span>我tiō 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<text:span text:style-name="T25">甲</text:span>欲到眠床<text:span text:style-name="T1">#</text:span>頂<text:span text:style-name="T1">#</text:span>。你厝<text:span text:style-name="T27">nih</text:span>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ká-ná 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18"/>
      <text:p text:style-name="P18"/>
      <text:p text:style-name="P18"/>
      <text:p text:style-name="P18">愛你kap愛伊平仔濟，盧誕春著，1997</text:p>
      <text:p text:style-name="P18">Ài Lí Kap Ài I Pînn-á Tsē, Lôo Tàn-tshun tù, 1997</text:p>
      <text:p text:style-name="P18"/>
      <text:p text:style-name="P32"><text:span text:style-name="T25">甲: </text:span><text:span text:style-name="T26">再變調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2T16:09:42.306043801</dc:date>
    <meta:editing-duration>PT2H4M12S</meta:editing-duration>
    <meta:editing-cycles>97</meta:editing-cycles>
    <meta:generator>LibreOffice/6.0.7.3$Linux_X86_64 LibreOffice_project/00m0$Build-3</meta:generator>
    <meta:document-statistic meta:table-count="0" meta:image-count="0" meta:object-count="0" meta:page-count="13" meta:paragraph-count="62" meta:word-count="3814" meta:character-count="10598" meta:non-whitespace-character-count="9299"/>
  </office:meta>
</office:document-meta>
</file>